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31e" officeooo:paragraph-rsid="0018031e"/>
    </style:style>
    <style:style style:name="P2" style:family="paragraph" style:parent-style-name="Standard">
      <style:text-properties officeooo:rsid="00197bf8" officeooo:paragraph-rsid="00197bf8"/>
    </style:style>
    <style:style style:name="P3" style:family="paragraph" style:parent-style-name="Standard">
      <style:text-properties officeooo:rsid="001a6067" officeooo:paragraph-rsid="001a6067"/>
    </style:style>
    <style:style style:name="P4" style:family="paragraph" style:parent-style-name="Standard">
      <style:text-properties officeooo:rsid="001b7b0b" officeooo:paragraph-rsid="001b7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s→borrar comandos</text:p>
      <text:p text:style-name="P1">ipconfig → configuracion ip</text:p>
      <text:p text:style-name="P1">ipconfig /q → configuracion mas detallada</text:p>
      <text:p text:style-name="P1">getmac → recibir la mac</text:p>
      <text:p text:style-name="P1">tasklist → lista de las tareas</text:p>
      <text:p text:style-name="P1">netstat → conexiones activas</text:p>
      <text:p text:style-name="P1">nslookup … → <text:s/>para saber su ip o direccion(...=direccion web/ip)</text:p>
      <text:p text:style-name="P1">nestsh → para configurar ip etc, para salir simplemente exit</text:p>
      <text:p text:style-name="P1">systeminfo → información del sistema</text:p>
      <text:p text:style-name="P2">mkdir nombreCarpeta → crear carpeta</text:p>
      <text:p text:style-name="P2">rmdir nombreCarpeta → borrar Carpeta</text:p>
      <text:p text:style-name="P2">/s borrar Carpeta</text:p>
      <text:p text:style-name="P2">echo “Hola” → salga mensaje por la consola</text:p>
      <text:p text:style-name="P2">echo “Hola” &gt; nombreTexto.txt</text:p>
      <text:p text:style-name="P2">type nombreTexto.txt → te lo lee</text:p>
      <text:p text:style-name="P2">fsutil file createnew vacio.txt numeroBytes → crear un fichero que ocupe el numero de Bytes <text:tab/><text:tab/><text:tab/><text:tab/><text:tab/><text:tab/><text:tab/> <text:s text:c="3"/>aunque este vacio</text:p>
      <text:p text:style-name="P2">del nombreFichero → borrarlo (puedes darle la ruta por si estás en otra)</text:p>
      <text:p text:style-name="P2">chkdsk → check disk → mirar el disco (se necesita ejecutarlo como administrador)</text:p>
      <text:p text:style-name="P2">con /F windows intenta arreglar el disco</text:p>
      <text:p text:style-name="P3">format → formatea los discos (no en el que tienes el sistema)</text:p>
      <text:p text:style-name="P3">nombreComando /? → para ver las posibilidades de comandos que tiene</text:p>
      <text:p text:style-name="P4">copy nombreFicheroACopiar nombreDelCopiado → copiar</text:p>
      <text:p text:style-name="P4">move nombreFichero nuevoNombreParaElFichero → cambiarle el nombre</text:p>
      <text:p text:style-name="P4">attrib +h nombreFichero → ponerlo en oculto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9:03:45.399951574</meta:creation-date>
    <dc:date>2023-03-01T09:30:08.348780064</dc:date>
    <meta:editing-duration>PT16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76" meta:character-count="1118" meta:non-whitespace-character-count="954"/>
  </office:meta>
</office:document-meta>
</file>